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64.15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2.7-5.5 V</text:p>
          </table:table-cell>
          <table:table-cell table:style-name="ce4" office:value-type="string" calcext:value-type="string">
            <text:p>DAC43608RTER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SOP-10</text:p>
          </table:table-cell>
          <table:table-cell table:style-name="ce4" office:value-type="string" calcext:value-type="string">
            <text:p>eight channel , 8-bit DAC with I^2C interface (Standard, Fast, and high speed Modes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95-DAC43608RTER </text:p>
          </table:table-cell>
          <table:table-cell table:style-name="ce4"/>
          <table:table-cell table:style-name="ce4" office:value-type="float" office:value="3.73" calcext:value-type="float">
            <text:p>3.73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R5,R6,R7,R8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94-MCT0603PD2002DP5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R1,R2,R3,R4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94-MCT0603PD4992DP5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amp1</text:p>
          </table:table-cell>
          <table:table-cell table:style-name="ce1" office:value-type="string" calcext:value-type="string">
            <text:p>4.5-36 V</text:p>
          </table:table-cell>
          <table:table-cell table:style-name="ce4" office:value-type="string" calcext:value-type="string">
            <text:p>OPA4197ID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operational amplifi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95-OPA4197IDR </text:p>
          </table:table-cell>
          <table:table-cell table:style-name="ce4"/>
          <table:table-cell table:style-name="ce4" office:value-type="float" office:value="3.15" calcext:value-type="float">
            <text:p>3.1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amp2</text:p>
          </table:table-cell>
          <table:table-cell table:style-name="ce1" office:value-type="string" calcext:value-type="string">
            <text:p>4.5-36 V</text:p>
          </table:table-cell>
          <table:table-cell table:style-name="ce4" office:value-type="string" calcext:value-type="string">
            <text:p>OPA197IDBVR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T-23-5 </text:p>
          </table:table-cell>
          <table:table-cell table:style-name="ce4" office:value-type="string" calcext:value-type="string">
            <text:p>single channel precision operational amplifi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95-OPA197IDBVR </text:p>
          </table:table-cell>
          <table:table-cell table:style-name="ce4"/>
          <table:table-cell table:style-name="ce4" office:value-type="float" office:value="1.56" calcext:value-type="float">
            <text:p>1.56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R9,R10,R11,R12</text:p>
          </table:table-cell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ct0603pd1003dp500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ce1" office:value-type="string" calcext:value-type="string">
            <text:p>MCU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/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C1,C2,C3,C4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81-GRM1555C1H470FA1J 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ce1" office:value-type="string" calcext:value-type="string">
            <text:p>C8</text:p>
          </table:table-cell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12065D106KAT2A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81-12065D106KAT2A</text:p>
          </table:table-cell>
          <table:table-cell table:style-name="ce4"/>
          <table:table-cell table:style-name="ce4" office:value-type="float" office:value="0.65" calcext:value-type="float">
            <text:p>0.6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R13,R14,R15,R16,R17,R18,R19,R20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1DP5 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3">
          <table:table-cell table:style-name="ce1" office:value-type="string" calcext:value-type="string">
            <text:p>C13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3">
          <table:table-cell table:style-name="ce1" office:value-type="string" calcext:value-type="string">
            <text:p>C9,C10</text:p>
          </table:table-cell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3">
          <table:table-cell table:style-name="ce1" office:value-type="string" calcext:value-type="string">
            <text:p>C11,C12</text:p>
          </table:table-cell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3">
          <table:table-cell table:style-name="ce1" office:value-type="string" calcext:value-type="string">
            <text:p>C5,C6,C7,C14,C15,C16,C17,C18,C19,C20</text:p>
          </table:table-cell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BUSCNT1, SWD1 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eric will model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CAN_TR1 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2">
          <table:table-cell table:style-name="ce2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style-name="ce2" table:number-columns-repeated="1011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3:57:51.07287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06-16T00:53:35.779672242</dc:date>
    <meta:editing-duration>PT15M48S</meta:editing-duration>
    <meta:editing-cycles>5</meta:editing-cycles>
    <meta:generator>LibreOffice/6.2.4.2$Linux_X86_64 LibreOffice_project/20$Build-2</meta:generator>
    <meta:document-statistic meta:table-count="1" meta:cell-count="209" meta:object-count="0"/>
  </office:meta>
</office:document-meta>
</file>